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2C600003E720000232586F51F8F0829A892.svm" manifest:media-type="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9af4e" officeooo:paragraph-rsid="0019af4e"/>
    </style:style>
    <style:style style:name="P2" style:family="paragraph" style:parent-style-name="Standard">
      <style:text-properties officeooo:rsid="0019af4e"/>
    </style:style>
    <style:style style:name="P3" style:family="paragraph" style:parent-style-name="Standard">
      <style:text-properties officeooo:rsid="0019af4e" officeooo:paragraph-rsid="0019af4e"/>
    </style:style>
    <style:style style:name="P4" style:family="paragraph" style:parent-style-name="Standard">
      <style:text-properties officeooo:rsid="0019e455" officeooo:paragraph-rsid="0019e455"/>
    </style:style>
    <style:style style:name="P5" style:family="paragraph" style:parent-style-name="Standard">
      <style:text-properties officeooo:rsid="001a6b2b" officeooo:paragraph-rsid="001a6b2b"/>
    </style:style>
    <style:style style:name="P6" style:family="paragraph" style:parent-style-name="Standard">
      <style:text-properties officeooo:rsid="001d40c8" officeooo:paragraph-rsid="001d40c8"/>
    </style:style>
    <style:style style:name="P7" style:family="paragraph" style:parent-style-name="Standard">
      <style:text-properties officeooo:rsid="001ebeb8" officeooo:paragraph-rsid="001ebeb8"/>
    </style:style>
    <style:style style:name="P8" style:family="paragraph" style:parent-style-name="Title">
      <style:text-properties officeooo:rsid="0019af4e" officeooo:paragraph-rsid="0019af4e"/>
    </style:style>
    <style:style style:name="T1" style:family="text">
      <style:text-properties officeooo:rsid="001be10d"/>
    </style:style>
    <style:style style:name="T2" style:family="text">
      <style:text-properties officeooo:rsid="001d40c8"/>
    </style:style>
    <style:style style:name="T3" style:family="text">
      <style:text-properties officeooo:rsid="001ebeb8"/>
    </style:style>
    <style:style style:name="T4" style:family="text">
      <style:text-properties officeooo:rsid="00200d5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none" style:vertical-pos="from-top" style:vertical-rel="page" style:horizontal-pos="center" style:horizontal-rel="paragraph" draw:ole-draw-aspect="1"/>
    </style:style>
    <style:style style:name="fr3" style:family="graphic" style:parent-style-name="OLE">
      <style:graphic-properties style:run-through="foreground" style:wrap="none" style:vertical-pos="from-top" style:vertical-rel="page" style:horizontal-pos="center" style:horizontal-rel="page" draw:ole-draw-aspect="1"/>
    </style:style>
    <style:style style:name="fr4" style:family="graphic" style:parent-style-name="OLE">
      <style:graphic-properties style:horizontal-pos="center" style:horizontal-rel="paragraph" draw:ole-draw-aspect="1"/>
    </style:style>
    <style:style style:name="fr5" style:family="graphic" style:parent-style-name="OLE">
      <style:graphic-properties style:vertical-pos="from-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Object3" text:anchor-type="page" text:anchor-page-number="3" svg:y="1.4409in" svg:width="6.2992in" svg:height="3.5429in" draw:z-index="0">
        <draw:object xlink:href="./Object 3" xlink:type="simple" xlink:show="embed" xlink:actuate="onLoad"/>
        <draw:image xlink:href="./ObjectReplacements/Object 3" xlink:type="simple" xlink:show="embed" xlink:actuate="onLoad"/>
      </draw:frame>
      <draw:frame draw:style-name="fr3" draw:name="Object4" text:anchor-type="page" text:anchor-page-number="3" svg:y="6.0283in" svg:width="6.3035in" svg:height="3.5484in" draw:z-index="1">
        <draw:object xlink:href="./Object 4" xlink:type="simple" xlink:show="embed" xlink:actuate="onLoad"/>
        <draw:image xlink:href="./ObjectReplacements/Object 4" xlink:type="simple" xlink:show="embed" xlink:actuate="onLoad"/>
      </draw:frame>
      <text:p text:style-name="P8">Lab report</text:p>
      <text:p text:style-name="P2"/>
      <text:p text:style-name="P2"/>
      <text:p text:style-name="P5">All measurements have been recorded on <text:span text:style-name="T1">a single</text:span> computer network. (<text:span text:style-name="T4">It wasn’t clear </text:span>if we were supposed to set up nodes on 2 different <text:span text:style-name="T1">computers </text:span>or not.)</text:p>
      <text:p text:style-name="P3"/>
      <text:p text:style-name="P5">Table 1 &amp; 2 have fixed data unit size (500 Bytes) and shows the correlations for Data Rate and Transfer time for Error probability. </text:p>
      <text:p text:style-name="P5">As can be seen the relation<text:span text:style-name="T2">s</text:span> <text:span text:style-name="T2">are</text:span> linear. It can be assumed that bandwidth, link length and q<text:span text:style-name="T1">ueuing time is constant. Then data transferred during a unit time is always the same (and equal the throughput for error-free transfer). For error transfer the throughput should be (1-p)*Error free throughput.</text:span></text:p>
      <text:p text:style-name="P5"/>
      <text:p text:style-name="P6">Throughput <text:span text:style-name="T3">(e=0)</text:span> = data size / transmission time</text:p>
      <text:p text:style-name="P7">So transfer time is also linear.</text:p>
      <text:p text:style-name="P3"/>
      <text:p text:style-name="P7">Data rate increase with increased packet size for error free <text:span text:style-name="T4">transfer</text:span>, however long packets are sensitive <text:span text:style-name="T4">to </text:span>errors. But in these tests they are still more effective then the short packets because Stop-and-wait is very inefficient.</text:p>
      <text:p text:style-name="P7"/>
      <text:p text:style-name="P7"/>
      <text:p text:style-name="P4">No error → Better with long packets</text:p>
      <text:p text:style-name="P4">High Error prob → Better with smaller packets <text:span text:style-name="T4">so retransmission doesn’t take as long. But for Stop-and-wait the waiting for acknowledgement is still a bigger issue.</text:span></text:p>
      <text:p text:style-name="P4"/>
      <text:p text:style-name="P4"/>
      <text:p text:style-name="P7">Some irregularities can be found but they are probably because the CPU sometimes is busy doing other things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Object1" text:anchor-type="paragraph" svg:width="6.2937in" svg:height="3.5425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4"/>
      <text:p text:style-name="P4"/>
      <text:p text:style-name="P4"/>
      <text:p text:style-name="P4"><draw:frame draw:style-name="fr1" draw:name="Image1" text:anchor-type="paragraph" svg:width="6.2945in" svg:height="3.5425in" draw:z-index="3"><draw:image xlink:href="Pictures/200002C600003E720000232586F51F8F0829A892.svm" xlink:type="simple" xlink:show="embed" xlink:actuate="onLoad"/></draw:frame>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5" draw:name="Object5" text:anchor-type="paragraph" svg:y="0.0299in" svg:width="6.2992in" svg:height="3.5429in" draw:z-index="2"><draw:object xlink:href="./Object 5" xlink:type="simple" xlink:show="embed" xlink:actuate="onLoad"/><draw:image xlink:href="./ObjectReplacements/Object 5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9af4e" officeooo:paragraph-rsid="0019af4e"/>
    </style:style>
    <style:style style:name="MT1" style:family="text">
      <style:text-properties officeooo:rsid="00200d5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dam Alsegard, A0153097B<text:tab/><text:tab/><text:span text:style-name="MT1">EE320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0:20:20.388144095</meta:creation-date>
    <dc:date>2016-11-03T10:30:50.223177398</dc:date>
    <meta:editing-duration>PT33M18S</meta:editing-duration>
    <meta:editing-cycles>3</meta:editing-cycles>
    <meta:generator>LibreOffice/5.1.4.2$Linux_X86_64 LibreOffice_project/10m0$Build-2</meta:generator>
    <meta:document-statistic meta:table-count="0" meta:image-count="1" meta:object-count="4" meta:page-count="4" meta:paragraph-count="11" meta:word-count="207" meta:character-count="1246" meta:non-whitespace-character-count="104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5cm" svg:height="8.997cm" xlink:href="." xlink:type="simple" chart:class="chart:line" chart:style-name="ch1">
        <chart:title svg:x="7.227cm" svg:y="0.339cm" chart:style-name="ch2">
          <text:p>Table 1</text:p>
        </chart:title>
        <chart:subtitle svg:x="6.299cm" svg:y="1.3cm" chart:style-name="ch3">
          <text:p>Data Unit size: 500</text:p>
        </chart:subtitle>
        <chart:plot-area chart:style-name="ch4" chart:data-source-has-labels="both" svg:x="1.313cm" svg:y="2.152cm" svg:width="14.353cm" svg:height="5.702cm">
          <chartooo:coordinate-region svg:x="1.758cm" svg:y="2.347cm" svg:width="13.519cm" svg:height="4.868cm"/>
          <chart:axis chart:dimension="x" chart:name="primary-x" chart:style-name="ch5" chartooo:axis-type="auto">
            <chartooo:date-scale/>
            <chart:title svg:x="7.512cm" svg:y="8.04cm" chart:style-name="ch6">
              <text:p>Error probability (%)</text:p>
            </chart:title>
            <chart:categories table:cell-range-address="local-table.$A$2:.$A$11"/>
          </chart:axis>
          <chart:axis chart:dimension="y" chart:name="primary-y" chart:style-name="ch5">
            <chart:title svg:x="0.451cm" svg:y="6.348cm" chart:style-name="ch7">
              <text:p>Transfer time (ms)</text:p>
            </chart:title>
            <chart:grid chart:style-name="ch8" chart:class="major"/>
          </chart:axis>
          <chart:series chart:style-name="ch9" chart:values-cell-range-address="local-table.$B$2:.$B$11" chart:label-cell-address="local-table.$B$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1.8588">
                <text:p>1.85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0414">
                <text:p>2.04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1388">
                <text:p>2.138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796">
                <text:p>2.79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.2064">
                <text:p>3.206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.732">
                <text:p>3.7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.3928">
                <text:p>4.392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.747">
                <text:p>5.74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.1522">
                <text:p>8.152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6.9072">
                <text:p>16.90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7.193cm" svg:y="0.315cm" chart:style-name="ch2">
          <text:p>Table 3</text:p>
        </chart:title>
        <chart:subtitle svg:x="6.191cm" svg:y="1.3cm" chart:style-name="ch3">
          <text:p>Error probability: 0%</text:p>
        </chart:subtitle>
        <chart:plot-area chart:style-name="ch4" chart:data-source-has-labels="both" svg:x="1.313cm" svg:y="2.152cm" svg:width="14.367cm" svg:height="5.704cm">
          <chartooo:coordinate-region svg:x="2.058cm" svg:y="2.347cm" svg:width="13.622cm" svg:height="4.87cm"/>
          <chart:axis chart:dimension="x" chart:name="primary-x" chart:style-name="ch5" chartooo:axis-type="auto">
            <chartooo:date-scale/>
            <chart:title svg:x="6.878cm" svg:y="8.036cm" chart:style-name="ch6">
              <text:p>Data Unit Size (Bytes)</text:p>
            </chart:title>
            <chart:categories table:cell-range-address="local-table.$A$2:.$A$15"/>
          </chart:axis>
          <chart:axis chart:dimension="y" chart:name="primary-y" chart:style-name="ch5">
            <chart:title svg:x="0.451cm" svg:y="6.349cm" chart:style-name="ch7">
              <text:p>Transfer time (ms)</text:p>
            </chart:title>
            <chart:grid chart:style-name="ch8" chart:class="major"/>
          </chart:axis>
          <chart:series chart:style-name="ch9" chart:values-cell-range-address="local-table.$B$2:.$B$15" chart:label-cell-address="local-table.$B$1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8588">
                <text:p>1.85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9354">
                <text:p>0.935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3798">
                <text:p>0.379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2954">
                <text:p>0.295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1626">
                <text:p>0.162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1388">
                <text:p>0.138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1314">
                <text:p>0.1314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1074">
                <text:p>0.10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9.013cm" xlink:href="." xlink:type="simple" chart:class="chart:line" chart:style-name="ch1">
        <chart:title svg:x="7.199cm" svg:y="0.316cm" chart:style-name="ch2">
          <text:p>Table 4</text:p>
        </chart:title>
        <chart:subtitle svg:x="6.197cm" svg:y="1.302cm" chart:style-name="ch3">
          <text:p>Error probability: 0%</text:p>
        </chart:subtitle>
        <chart:plot-area chart:style-name="ch4" chart:data-source-has-labels="both" svg:x="1.314cm" svg:y="2.155cm" svg:width="14.376cm" svg:height="5.714cm">
          <chartooo:coordinate-region svg:x="2.729cm" svg:y="2.35cm" svg:width="12.474cm" svg:height="4.88cm"/>
          <chart:axis chart:dimension="x" chart:name="primary-x" chart:style-name="ch5" chartooo:axis-type="auto">
            <chartooo:date-scale/>
            <chart:title svg:x="6.884cm" svg:y="8.05cm" chart:style-name="ch6">
              <text:p>Data Unit Size (Bytes)</text:p>
            </chart:title>
            <chart:categories table:cell-range-address="local-table.$A$2:.$A$14"/>
          </chart:axis>
          <chart:axis chart:dimension="y" chart:name="primary-y" chart:style-name="ch5">
            <chart:title svg:x="0.451cm" svg:y="6.269cm" chart:style-name="ch7">
              <text:p>Data Rate (KB/s)</text:p>
            </chart:title>
            <chart:grid chart:style-name="ch8" chart:class="major"/>
          </chart:axis>
          <chart:series chart:style-name="ch9" chart:values-cell-range-address="local-table.$B$2:.$B$14" chart:label-cell-address="local-table.$B$1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</table:table-cell>
              <table:table-cell office:value-type="float" office:value="16576.4">
                <text:p>16576.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2198.2">
                <text:p>32198.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3947.8">
                <text:p>63947.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20416.8">
                <text:p>120416.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61360.8">
                <text:p>161360.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04321.2">
                <text:p>204321.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8648">
                <text:p>22864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72204.6">
                <text:p>372204.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82253.8">
                <text:p>382253.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471162.6">
                <text:p>471162.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376209.4">
                <text:p>376209.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80383.6">
                <text:p>480383.6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560128.2">
                <text:p>560128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7.193cm" svg:y="0.315cm" chart:style-name="ch2">
          <text:p>Table 5</text:p>
        </chart:title>
        <chart:legend chart:legend-position="end" svg:x="12.08cm" svg:y="2.734cm" style:legend-expansion="high" chart:style-name="ch3"/>
        <chart:plot-area chart:style-name="ch4" chart:data-source-has-labels="both" svg:x="1.313cm" svg:y="1.299cm" svg:width="10.448cm" svg:height="6.557cm">
          <chartooo:coordinate-region svg:x="2.728cm" svg:y="1.299cm" svg:width="8.895cm" svg:height="4.989cm"/>
          <chart:axis chart:dimension="x" chart:name="primary-x" chart:style-name="ch5" chartooo:axis-type="auto">
            <chartooo:date-scale/>
            <chart:title svg:x="5.342cm" svg:y="8.036cm" chart:style-name="ch6">
              <text:p>Error Probability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5.834cm" chart:style-name="ch8">
              <text:p>Data Rate (KB/s)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line">
            <chart:data-point chart:repeated="9"/>
          </chart:series>
          <chart:series chart:style-name="ch11" chart:values-cell-range-address="local-table.$C$2:.$C$10" chart:label-cell-address="local-table.$C$1" chart:class="chart:line">
            <chart:data-point chart:repeated="9"/>
          </chart:series>
          <chart:series chart:style-name="ch12" chart:values-cell-range-address="local-table.$D$2:.$D$10" chart:label-cell-address="local-table.$D$1" chart:class="chart:line">
            <chart:data-point chart:repeated="9"/>
          </chart:series>
          <chart:series chart:style-name="ch13" chart:values-cell-range-address="local-table.$E$2:.$E$10" chart:label-cell-address="local-table.$E$1" chart:class="chart:line">
            <chart:data-point chart:repeated="9"/>
          </chart:series>
          <chart:series chart:style-name="ch14" chart:values-cell-range-address="local-table.$F$2:.$F$10" chart:label-cell-address="local-table.$F$1" chart:class="chart:line">
            <chart:data-point chart:repeated="9"/>
          </chart:series>
          <chart:series chart:style-name="ch15" chart:values-cell-range-address="local-table.$G$2:.$G$10" chart:label-cell-address="local-table.$G$1" chart:class="chart:line">
            <chart:data-point chart:repeated="9"/>
          </chart:series>
          <chart:series chart:style-name="ch16" chart:values-cell-range-address="local-table.$H$2:.$H$10" chart:label-cell-address="local-table.$H$1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size_1.000</text:p>
              </table:table-cell>
              <table:table-cell office:value-type="string">
                <text:p>datasize_5.000</text:p>
              </table:table-cell>
              <table:table-cell office:value-type="string">
                <text:p>datasize_10.000</text:p>
              </table:table-cell>
              <table:table-cell office:value-type="string">
                <text:p>datasize_20.000</text:p>
              </table:table-cell>
              <table:table-cell office:value-type="string">
                <text:p>datasize_30.000</text:p>
              </table:table-cell>
              <table:table-cell office:value-type="string">
                <text:p>datasize_40.000</text:p>
              </table:table-cell>
              <table:table-cell office:value-type="string">
                <text:p>datasize_50.000</text:p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</table:table-cell>
              <table:table-cell office:value-type="float" office:value="58620">
                <text:p>58620</text:p>
              </table:table-cell>
              <table:table-cell office:value-type="float" office:value="252291">
                <text:p>252291</text:p>
              </table:table-cell>
              <table:table-cell office:value-type="float" office:value="347633">
                <text:p>347633</text:p>
              </table:table-cell>
              <table:table-cell office:value-type="float" office:value="479811">
                <text:p>479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55007">
                <text:p>55007</text:p>
              </table:table-cell>
              <table:table-cell office:value-type="float" office:value="236335">
                <text:p>236335</text:p>
              </table:table-cell>
              <table:table-cell office:value-type="float" office:value="249137">
                <text:p>249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44521">
                <text:p>44521</text:p>
              </table:table-cell>
              <table:table-cell office:value-type="float" office:value="187438">
                <text:p>187438</text:p>
              </table:table-cell>
              <table:table-cell office:value-type="float" office:value="347633">
                <text:p>347633</text:p>
              </table:table-cell>
              <table:table-cell office:value-type="float" office:value="440571">
                <text:p>440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39624">
                <text:p>39624</text:p>
              </table:table-cell>
              <table:table-cell office:value-type="float" office:value="166554">
                <text:p>166554</text:p>
              </table:table-cell>
              <table:table-cell office:value-type="float" office:value="308211">
                <text:p>308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33340">
                <text:p>33340</text:p>
              </table:table-cell>
              <table:table-cell office:value-type="float" office:value="130552">
                <text:p>130552</text:p>
              </table:table-cell>
              <table:table-cell office:value-type="float" office:value="225633">
                <text:p>225633</text:p>
              </table:table-cell>
              <table:table-cell office:value-type="float" office:value="486121">
                <text:p>486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30600">
                <text:p>30600</text:p>
              </table:table-cell>
              <table:table-cell office:value-type="float" office:value="144427">
                <text:p>144427</text:p>
              </table:table-cell>
              <table:table-cell office:value-type="float" office:value="268130">
                <text:p>268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9675">
                <text:p>19675</text:p>
              </table:table-cell>
              <table:table-cell office:value-type="float" office:value="73126">
                <text:p>73126</text:p>
              </table:table-cell>
              <table:table-cell office:value-type="float" office:value="311421">
                <text:p>311421</text:p>
              </table:table-cell>
              <table:table-cell office:value-type="float" office:value="306630">
                <text:p>306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3540">
                <text:p>13540</text:p>
              </table:table-cell>
              <table:table-cell office:value-type="float" office:value="61961">
                <text:p>61961</text:p>
              </table:table-cell>
              <table:table-cell office:value-type="float" office:value="209066">
                <text:p>209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7680">
                <text:p>7680</text:p>
              </table:table-cell>
              <table:table-cell office:value-type="float" office:value="31223">
                <text:p>31223</text:p>
              </table:table-cell>
              <table:table-cell office:value-type="float" office:value="54505">
                <text:p>54505</text:p>
              </table:table-cell>
              <table:table-cell office:value-type="float" office:value="152533">
                <text:p>152533</text:p>
              </table:table-cell>
              <table:table-cell office:value-type="float" office:value="242076">
                <text:p>242076</text:p>
              </table:table-cell>
              <table:table-cell office:value-type="float" office:value="194765">
                <text:p>194765</text:p>
              </table:table-cell>
              <table:table-cell office:value-type="float" office:value="176902">
                <text:p>1769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